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path draw:style-name="gr1" draw:layer="layout" svg:width="0.584cm" svg:height="0.714cm" svg:x="0.423cm" svg:y="0.357cm" svg:viewBox="0 0 585 715" svg:d="m148 715c0-72 42-165-72-286s-142-429 215-429 335 307 214 429-72 214-72 286">
            <text:p/>
          </draw:path>
          <draw:line draw:style-name="gr1" draw:layer="layout" svg:x1="0.571cm" svg:y1="1.071cm" svg:x2="0.857cm" svg:y2="1.071cm">
            <text:p/>
          </draw:line>
          <draw:line draw:style-name="gr1" draw:layer="layout" svg:x1="0.571cm" svg:y1="1.143cm" svg:x2="0.857cm" svg:y2="1.143cm">
            <text:p/>
          </draw:line>
          <draw:line draw:style-name="gr1" draw:layer="layout" svg:x1="0.571cm" svg:y1="1.214cm" svg:x2="0.857cm" svg:y2="1.214cm">
            <text:p/>
          </draw:line>
          <draw:polyline draw:style-name="gr1" draw:layer="layout" svg:width="0.286cm" svg:height="0.214cm" svg:x="0.571cm" svg:y="1.071cm" svg:viewBox="0 0 287 215" draw:points="0,0 0,143 71,215 215,215 287,143 287,0">
            <text:p/>
          </draw:polyline>
          <draw:line draw:style-name="gr1" draw:layer="layout" svg:x1="0.357cm" svg:y1="0.214cm" svg:x2="0.464cm" svg:y2="0.321cm">
            <text:p/>
          </draw:line>
          <draw:line draw:style-name="gr1" draw:layer="layout" svg:x1="0.714cm" svg:y1="0.071cm" svg:x2="0.714cm" svg:y2="0.286cm">
            <text:p/>
          </draw:line>
          <draw:line draw:style-name="gr1" draw:layer="layout" svg:x1="0.971cm" svg:y1="0.314cm" svg:x2="1.071cm" svg:y2="0.214cm">
            <text:p/>
          </draw:line>
          <draw:frame draw:style-name="gr2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light</dc:title>
    <meta:creation-date>2011-02-07T16:55:47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